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F55000003C3D3AA7893DEFC839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192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2605" calcext:value-type="currency" table:number-columns-spanned="2" table:number-rows-spanned="2">
            <text:p>$2,605.00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Aspen Maintenance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5-02-01" calcext:value-type="date">
            <text:p>02/01/25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Mark Anderson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5700 South DTC Parkway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Greenwood Village, CO 80111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 office:value-type="string" calcext:value-type="string">
            <text:p>01/01-01/31</text:p>
          </table:table-cell>
          <table:table-cell table:style-name="ce25" office:value-type="string" calcext:value-type="string">
            <text:p>Cleaning</text:p>
          </table:table-cell>
          <table:table-cell table:style-name="ce25" office:value-type="string" calcext:value-type="string" table:number-columns-spanned="5" table:number-rows-spanned="1">
            <text:p>7200 Dry Creek Rd Business Park</text:p>
          </table:table-cell>
          <table:covered-table-cell table:number-columns-repeated="4" table:style-name="ce25"/>
          <table:table-cell table:style-name="ce35" office:value-type="string" calcext:value-type="string">
            <text:p>--</text:p>
          </table:table-cell>
          <table:table-cell table:style-name="ce37" office:value-type="currency" office:currency="USD" office:value="2625" calcext:value-type="currency">
            <text:p>$2,625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 office:value-type="string" calcext:value-type="string">
            <text:p>01/01-01/31</text:p>
          </table:table-cell>
          <table:table-cell table:style-name="ce24" office:value-type="string" calcext:value-type="string">
            <text:p>Supplies</text:p>
          </table:table-cell>
          <table:table-cell table:style-name="ce24" office:value-type="string" calcext:value-type="string" table:number-columns-spanned="5" table:number-rows-spanned="1">
            <text:p>Minus twenty dollars for supplies provided (Vacuum, bags, supplies)</text:p>
          </table:table-cell>
          <table:covered-table-cell table:number-columns-repeated="4" table:style-name="ce24"/>
          <table:table-cell table:style-name="ce41" office:value-type="string" calcext:value-type="string">
            <text:p>--</text:p>
          </table:table-cell>
          <table:table-cell table:style-name="ce38" office:value-type="currency" office:currency="USD" office:value="-20" calcext:value-type="currency">
            <text:p>-$20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5"/>
          <table:table-cell table:style-name="ce25" table:number-columns-spanned="5" table:number-rows-spanned="1"/>
          <table:covered-table-cell table:number-columns-repeated="4" table:style-name="ce25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>3 new units were added to this invoice for September. </text:p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39" table:formula="of:=SUM([.I15:.I25])" office:value-type="currency" office:currency="USD" office:value="2605" calcext:value-type="currency">
            <text:p>$2,605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40" table:formula="of:=SUM([.I16:.I26])" office:value-type="currency" office:currency="USD" office:value="2605" calcext:value-type="currency">
            <text:p>$2,605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 style:data-style-name="N2" text:time-value="20:39:56.0374232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1-16T20:42:55.815277853</dc:date>
    <meta:editing-duration>PT2H31M30S</meta:editing-duration>
    <meta:editing-cycles>48</meta:editing-cycles>
    <meta:generator>LibreOffice/7.5.5.2$Linux_X86_64 LibreOffice_project/50$Build-2</meta:generator>
    <meta:document-statistic meta:table-count="1" meta:cell-count="36" meta:object-count="1"/>
  </office:meta>
</office:document-meta>
</file>